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457cm" svg:stroke-color="#ffffff" draw:marker-start-width="0.882cm" draw:marker-end-width="0.882cm" draw:fill="none" draw:textarea-vertical-align="middle" fo:padding-top="0.35cm" fo:padding-bottom="0.35cm" fo:padding-left="0.475cm" fo:padding-right="0.475cm"/>
    </style:style>
    <style:style style:name="P1" style:family="paragraph">
      <style:paragraph-properties fo:text-align="center"/>
    </style:style>
    <style:style style:name="P2" style:family="paragraph">
      <style:paragraph-properties fo:line-height="80%" fo:text-align="center"/>
      <style:text-properties fo:color="#e6ff00" fo:font-size="170pt" style:font-size-asian="170pt" style:font-size-complex="170pt"/>
    </style:style>
    <style:style style:name="P3" style:family="paragraph">
      <style:paragraph-properties fo:line-height="80%" fo:text-align="center"/>
      <style:text-properties fo:color="#e6ff00" fo:font-family="GaroaHackerClubeKnuthEdition" style:font-pitch="variable" fo:font-size="170pt" style:font-family-asian="GaroaHackerClubeKnuthEdition" style:font-pitch-asian="variable" style:font-size-asian="170pt" style:font-family-complex="GaroaHackerClubeKnuthEdition" style:font-pitch-complex="variable" style:font-size-complex="170pt"/>
    </style:style>
    <style:style style:name="P4" style:family="paragraph">
      <style:paragraph-properties fo:line-height="80%" fo:text-align="center"/>
      <style:text-properties fo:color="#e6ff00" fo:font-family="GaroaHackerClubeKnuthEdition" style:font-pitch="variable" fo:font-size="170pt" style:font-size-asian="170pt" style:font-size-complex="170pt"/>
    </style:style>
    <style:style style:name="T1" style:family="text">
      <style:text-properties fo:color="#e6ff00" fo:font-family="GaroaHackerClubeKnuthEdition" style:font-pitch="variable" fo:font-size="170pt" style:font-size-asian="170pt" style:font-size-complex="170pt"/>
    </style:style>
    <style:style style:name="T2" style:family="text">
      <style:text-properties fo:color="#e6ff00" style:text-outline="false" style:text-line-through-style="none" fo:font-family="GaroaHackerClubeKnuthEdition" style:font-pitch="variable" fo:font-size="170pt" fo:font-style="normal" fo:text-shadow="none" style:text-underline-style="none" fo:font-weight="normal" style:letter-kerning="true" style:font-family-asian="GaroaHackerClubeKnuthEdition" style:font-pitch-asian="variable" style:font-size-asian="170pt" style:font-style-asian="normal" style:font-weight-asian="normal" style:font-family-complex="GaroaHackerClubeKnuthEdition" style:font-pitch-complex="variable" style:font-size-complex="17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43cm" svg:x="4.327cm" svg:y="12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43cm" svg:height="11.303cm" svg:x="4.644cm" svg:y="4.4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8.876cm" svg:height="11.042cm" svg:x="6.167cm" svg:y="12.719cm">
          <draw:text-box>
            <text:p text:style-name="P2"><text:span text:style-name="T1">PIN</text:span></text:p>
            <text:p text:style-name="P3"><text:span text:style-name="T2">gO</text:span></text:p>
          </draw:text-box>
        </draw:frame>
        <draw:line draw:style-name="gr3" draw:text-style-name="P1" draw:layer="layout" svg:x1="6.334cm" svg:y1="9.636cm" svg:x2="2.905cm" svg:y2="20.558cm">
          <text:p/>
        </draw:line>
        <draw:line draw:style-name="gr3" draw:text-style-name="P1" draw:layer="layout" svg:x1="14.97cm" svg:y1="12.303cm" svg:x2="18.245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5:44:20</meta:creation-date>
    <dc:date>2014-03-05T15:57:36</dc:date>
    <meta:editing-duration>PT1M57S</meta:editing-duration>
    <meta:editing-cycles>4</meta:editing-cycles>
    <meta:generator>LibreOffice/4.0.4.2$MacOSX_x86 LibreOffice_project/9e9821abd0ffdbc09cd8c52eaa574fa09eb08f2</meta:generator>
    <meta:document-statistic meta:object-count="5"/>
  </office:meta>
</office:document-meta>
</file>